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113f17" officeooo:paragraph-rsid="00113f17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13f17" officeooo:paragraph-rsid="00113f17" style:font-size-asian="14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2eb91" officeooo:paragraph-rsid="0012eb91" style:font-size-asian="14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82680" officeooo:paragraph-rsid="00182680" style:font-size-asian="14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5e0b7" officeooo:paragraph-rsid="0015e0b7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637cc" officeooo:paragraph-rsid="001ed5aa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ed5aa" officeooo:paragraph-rsid="001ed5aa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ffc82" officeooo:paragraph-rsid="001ffc82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20fc57" officeooo:paragraph-rsid="0020fc57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227e1d" officeooo:paragraph-rsid="00227e1d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22de9d" officeooo:paragraph-rsid="0022de9d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239745" officeooo:paragraph-rsid="00239745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fo:font-weight="bold" officeooo:rsid="0023560e" officeooo:paragraph-rsid="0023560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fo:font-weight="bold" officeooo:rsid="00239745" officeooo:paragraph-rsid="00239745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4pt" officeooo:rsid="00113f17" officeooo:paragraph-rsid="00113f17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4pt" officeooo:rsid="0020fc57" officeooo:paragraph-rsid="0020fc57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4pt" officeooo:rsid="0020fc57" officeooo:paragraph-rsid="0020fc57" style:font-size-asian="14pt" style:font-size-complex="14pt"/>
    </style:style>
    <style:style style:name="T1" style:family="text">
      <style:text-properties officeooo:rsid="0014325f"/>
    </style:style>
    <style:style style:name="T2" style:family="text">
      <style:text-properties officeooo:rsid="00182680"/>
    </style:style>
    <style:style style:name="T3" style:family="text">
      <style:text-properties officeooo:rsid="001b971e"/>
    </style:style>
    <style:style style:name="T4" style:family="text">
      <style:text-properties officeooo:rsid="001d539d"/>
    </style:style>
    <style:style style:name="T5" style:family="text">
      <style:text-properties officeooo:rsid="0024e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ведение</text:p>
      <text:p text:style-name="P15">Последнее время, наибольшей популярностью среди методов машинного обучения пользуются нейронные сети. Как правило, при произношении термина «нейронная сеть», первый образ, который приходит в голову — перцептрон. Это очень популярная сеть, однако не единственная. Помимо перцептрона существует еще множество сетей, среди которых есть нейронная сеть Хопфилда. </text:p>
      <text:p text:style-name="P2"/>
      <text:p text:style-name="P14">Что-то типа чуть-чуть истории</text:p>
      <text:p text:style-name="P3">Архитектура нейронной сети Хопфилда была предложена в 1982 году американским ученым Джеймсом Хопфилдом. <text:span text:style-name="T1">В современном понимании, сеть Хопфилда сложно назвать нейронной сетью. По сути, нейронная сеть Хопфилда — это набор матричных преобразований, позволяющий отнести любой образ к одному из эталонных.</text:span></text:p>
      <text:p text:style-name="P3"/>
      <text:p text:style-name="P4">Для применения сети Хопфилда, данные необходимо преобразовать в бинарный вектор. Вместо принятых в программировании 1(TRUE) и 0 (FALSE) в нейронных сетях Хопфилда используются 1 и -1. <text:span text:style-name="T3">Из-за аналогии со спинами электронов, их иногда называют «спинами».</text:span></text:p>
      <text:p text:style-name="P4"/>
      <text:p text:style-name="P5">Нейронные сети Хопфилда отличаются от остальных нейронных сетей простотой реализации и обучения. <text:span text:style-name="T4">В отличие от перцептронов, обучение сети Хопфилда проходит за один цикл.</text:span></text:p>
      <text:p text:style-name="P5"/>
      <text:p text:style-name="P14">Реализация</text:p>
      <text:p text:style-name="P6">Рассмотрим пример реализации нейронной сети Хопфилда. <text:span text:style-name="T2">В ее основе находится матрица, хранящая в себе эталонные образы. Процесс обучения сети — процесс заполнения данной матрицы. </text:span></text:p>
      <text:p text:style-name="P6"/>
      <text:p text:style-name="P7">W = SUM(Xi*XiT)</text:p>
      <text:p text:style-name="P7"/>
      <text:p text:style-name="P6"><text:span text:style-name="T2">Мы получаем на вход некий эталонный вектор размерности n, состоящий из 1 и -1. Транспонируем его и умножаем на самого себя, в результате получается симметричная матрица размерности [n*n]. Эту матрицу, нужно прибавить к матрице хранящей в себе остальные образы. Данную процедуру необходимо повторить для каждого образа, которому мы хотим обучить нашу сеть. </text:span></text:p>
      <text:p text:style-name="P6"/>
      <text:p text:style-name="P8">После окончания обучения необходимо занулить главную диагональ матрицы, тем самым мы убираем связь каждого нейрона с самим собой. Стоит отметить, что необходимость этого действия является темой для диспута в научном сообществе. </text:p>
      <text:p text:style-name="P8"/>
      <text:p text:style-name="P9"><text:soft-page-break/>Теперь мы можем приступить к самому интересному: распознаванию образов. Функция распознавания принимает на вход бинарный вектор x, размерностью n, который нужно определить к одному из эталонных.</text:p>
      <text:p text:style-name="P17"/>
      <text:p text:style-name="P16">y = f(W*x)</text:p>
      <text:p text:style-name="P9"/>
      <text:p text:style-name="P9">Для этого, нужно умножить входной вектор x на матрицу W, и к каждому элементу полученного в результате умножения векора применить функцию активации. Как правило, в качестве функции активации используется ступенчатая функция f0</text:p>
      <text:p text:style-name="P9"/>
      <text:p text:style-name="P9">f0(x) = -1, если x &lt; 0</text:p>
      <text:p text:style-name="P9">f0(x) = 1, если x &gt;= 0</text:p>
      <text:p text:style-name="P9"/>
      <text:p text:style-name="P10">Дальше, мы должны сравнить полученный вектор y с исходным вектором х, если они совпадают, значит мы нашли аттрактор и готовы выдать результат. Если нет — то необходимо повторить процедуру еще раз для вектора y.</text:p>
      <text:p text:style-name="P10"/>
      <text:p text:style-name="P10">y1 = f(W*y)</text:p>
      <text:p text:style-name="P10"/>
      <text:p text:style-name="P10">Если у != у0, то производим операцию еще раз, и так пока yn не окажется равным y n-1.</text:p>
      <text:p text:style-name="P11">Поздравляем, мы только что построили нейронную сеть Хопфилда.</text:p>
      <text:p text:style-name="P11">Программная реализация на языке Python3 представлена ниже. </text:p>
      <text:p text:style-name="P11"/>
      <text:p text:style-name="P13">Вывод</text:p>
      <text:p text:style-name="P12">Несмотря на то, что в последнее время, нейронные сети Хопфилда, утратили популярность и уступили свое место перцептронам и сверточным сетям, их не стоит сбрасывать со счетов, ведь они обладают недоступными для остальных сетей свойствами. Например, в работе Ежова утверждается, что мы можем просмотреть состояние сети Хопфилда, варьируя пороговую функцию. <text:span text:style-name="T5">Также сети Хопфилда можно использовать для поиска аттракторов в пространстве событий. Это и многое другое, заставляет нас утверждать, что сети Хопфилда обладают большим потенциалом для научных исследований и практического примен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7:03:22.455956650</meta:creation-date>
    <dc:date>2019-12-08T18:51:34.718183993</dc:date>
    <meta:editing-duration>PT1H15M1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480" meta:character-count="3395" meta:non-whitespace-character-count="2929"/>
  </office:meta>
</office:document-meta>
</file>